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d97e5" officeooo:paragraph-rsid="001d97e5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d97e5" officeooo:paragraph-rsid="001e7474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e7474" officeooo:paragraph-rsid="001e7474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f5a0a" officeooo:paragraph-rsid="001f5a0a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e7474" officeooo:paragraph-rsid="001e7474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e7474" officeooo:paragraph-rsid="0020bda1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f5a0a" officeooo:paragraph-rsid="0020b805" style:font-size-asian="12.25pt" style:font-size-complex="14pt"/>
    </style:style>
    <style:style style:name="T1" style:family="text">
      <style:text-properties officeooo:rsid="001d97e5"/>
    </style:style>
    <style:style style:name="T2" style:family="text">
      <style:text-properties officeooo:rsid="001e7474"/>
    </style:style>
    <style:style style:name="T3" style:family="text">
      <style:text-properties officeooo:rsid="002017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 ME</text:p>
      <text:p text:style-name="P2"><text:span text:style-name="T2">&gt;</text:span>linuxfifo</text:p>
      <text:p text:style-name="P2"><text:tab/>---Android.mk and the myfifo.c file of the <text:span text:style-name="T2">linux shell test time program fifo</text:span></text:p>
      <text:p text:style-name="P2"><text:span text:style-name="T2">&gt;</text:span>linux<text:span text:style-name="T2">normal</text:span></text:p>
      <text:p text:style-name="P2"><text:tab/>---Android.mk and the my<text:span text:style-name="T2">normal</text:span>.c file of the <text:span text:style-name="T2">linux shell test time program default</text:span></text:p>
      <text:p text:style-name="P3">&gt;<text:span text:style-name="T1">linux</text:span>rr</text:p>
      <text:p text:style-name="P3"><text:tab/>---<text:span text:style-name="T1">Android.mk and the my</text:span>rr<text:span text:style-name="T1">.c file of the </text:span>linux shell test time program rr</text:p>
      <text:p text:style-name="P3">&gt;modify_rr_policy</text:p>
      <text:p text:style-name="P3"><text:tab/>---the kernel file changed for modify the schedular</text:p>
      <text:p text:style-name="P3"><text:tab/><text:tab/>---/<text:span text:style-name="T3">kernel/sched/core.c</text:span></text:p>
      <text:p text:style-name="P3"><text:tab/><text:tab/>---/<text:span text:style-name="T3">kernel/sched/re.c</text:span></text:p>
      <text:p text:style-name="P3">&gt;testappfifo</text:p>
      <text:p text:style-name="P3"><text:tab/>---linux file use to change the sched of the apk to fifo</text:p>
      <text:p text:style-name="P6"><text:tab/>--- <text:span text:style-name="T1">Android.mk</text:span></text:p>
      <text:p text:style-name="P3">&gt;testapprr</text:p>
      <text:p text:style-name="P3"><text:tab/>---linux file use to change the sched of the apk to rr</text:p>
      <text:p text:style-name="P6"><text:tab/>--- <text:span text:style-name="T1">Android.mk</text:span></text:p>
      <text:p text:style-name="P4">&gt;syscall_change_child</text:p>
      <text:p text:style-name="P7"><text:tab/>---syscall to get the children of zygote to change </text:p>
      <text:p text:style-name="P7"><text:tab/>---the file to init the sysc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6T10:01:01.353909074</meta:creation-date>
    <dc:date>2016-06-26T15:17:08.977946394</dc:date>
    <meta:editing-duration>PT8M59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20" meta:word-count="111" meta:character-count="658" meta:non-whitespace-character-count="562"/>
  </office:meta>
</office:document-meta>
</file>